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zure Application Gateway Cheat Sheet</text:p>
      <text:p text:style-name="Standard"/>
      <text:p text:style-name="Standard">Azure Application Gateway is an application-level routing and load balancing service.</text:p>
      <text:p text:style-name="Standard"/>
      <text:p text:style-name="Standard">Application Gateway operates on OSI Layer 7 also known as the Application Layer.</text:p>
      <text:p text:style-name="Standard"/>
      <text:p text:style-name="Standard"><text:tab/>Azure Web Application Firewall (WAF) policies can be attached to an Application Gateway to provide additional security </text:p>
      <text:p text:style-name="Standard"/>
      <text:p text:style-name="Standard">An Application Gateway is composed of Frontends, Routing Rules, and Backends:</text:p>
      <text:p text:style-name="Standard"/>
      <text:p text:style-name="Standard">Frontends you choose an address type</text:p>
      <text:p text:style-name="Standard"/>
      <text:p text:style-name="Standard"><text:tab/>Private IP will create an Internal Load Balancer</text:p>
      <text:p text:style-name="Standard"><text:tab/>Public IP will create a Public/External Load Balancer </text:p>
      <text:p text:style-name="Standard"/>
      <text:p text:style-name="Standard">Backends you create Backend Pools</text:p>
      <text:p text:style-name="Standard"/>
      <text:p text:style-name="Standard"><text:tab/>Backend pools</text:p>
      <text:p text:style-name="Standard"><text:tab/><text:tab/>A backend pool is a collection of resources to which your application gateway can send traffic.</text:p>
      <text:p text:style-name="Standard"><text:tab/><text:tab/> A backend pool can contain, VMs, VM scale sets, IP addresses, domain names, App Service </text:p>
      <text:p text:style-name="Standard"/>
      <text:p text:style-name="Standard">Routing Rules are composed of Listeners, Backend targets, HTTP Settings</text:p>
      <text:p text:style-name="Standard"/>
      <text:p text:style-name="Standard">Listeners “listens” on a specified port and IP address for traffic that uses a specified protocol.</text:p>
      <text:p text:style-name="Standard"/>
      <text:p text:style-name="Standard"><text:tab/>If the listener criteria are met, the application gateway will apply this routing rule.</text:p>
      <text:p text:style-name="Standard"><text:tab/>There are 2 types of listeners:</text:p>
      <text:p text:style-name="Standard"><text:tab/><text:tab/>Basic — forward all requests for any domain to backend pools</text:p>
      <text:p text:style-name="Standard"><text:tab/><text:tab/>Multi-site — forward requests to different backend pools based on host header and host name</text:p>
      <text:p text:style-name="Standard"><text:tab/><text:tab/>requests are matched according to the order of the rules and the type of listener</text:p>
      <text:p text:style-name="Standard"><text:tab/><text:tab/>Add your basic listeners last otherwise it will capture all requests </text:p>
      <text:p text:style-name="Standard"/>
      <text:p text:style-name="Standard">Backend targets Choose where a route should go either Backend Pool or Redirection</text:p>
      <text:p text:style-name="Standard"/>
      <text:p text:style-name="Standard"><text:tab/>To create a rule for Backend Pool you need to create HTTP Setting.</text:p>
      <text:p text:style-name="Standard"><text:tab/><text:tab/>defines how we want to handle cookies, connection draining, port request time out and more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06:26:31.729671500</meta:creation-date>
    <dc:date>2022-04-16T06:28:02.528780598</dc:date>
    <meta:editing-duration>PT1M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54" meta:character-count="1614" meta:non-whitespace-character-count="1354"/>
  </office:meta>
</office:document-meta>
</file>